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0, 2021 (10:34: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4">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build.yaml"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pandoc</text:p>
        </text:list-item>
        <text:list-item>
          <text:p text:style-name="P19">texlive</text:p>
        </text:list-item>
        <text:list-item>
          <text:p text:style-name="P19">make</text:p>
        </text:list-item>
        <text:list-item>
          <text:p text:style-name="P19">python 3.+</text:p>
        </text:list-item>
        <text:list-item>
          <text:p text:style-name="P19">packages and filters: Pygments, pandoc-include, texlive-xetex texlive-latex-extra, lmodern, librsvg2-bin</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22:34:58Z</meta:creation-date>
    <dc:date>2021-05-20T22:34:58Z</dc:date>
    <meta:user-defined meta:name="date" meta:value-type="string">May  20, 2021 (10:34: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